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TablePreview1.svm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solid" draw:fill-color="#94bd5e" draw:textarea-horizontal-align="center" draw:textarea-vertical-align="middle"/>
    </style:style>
    <style:style style:name="gr2" style:family="graphic" style:parent-style-name="standard">
      <style:graphic-properties draw:stroke="dash" draw:stroke-dash="Dashed_20__28_var_29_" svg:stroke-color="#94bd5e" draw:fill="none" draw:fill-color="#94bd5e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false" draw:auto-grow-width="false" fo:min-height="0cm" fo:min-width="0cm"/>
    </style:style>
    <style:style style:name="pr1" style:family="presentation" style:parent-style-name="template1-title">
      <style:graphic-properties draw:auto-grow-height="true" fo:min-height="3.507cm"/>
    </style:style>
    <style:style style:name="pr2" style:family="presentation" style:parent-style-name="template1-notes">
      <style:graphic-properties draw:fill-color="#ffffff" draw:auto-grow-height="true" fo:min-height="12.573cm"/>
    </style:style>
    <style:style style:name="co1" style:family="table-column">
      <style:table-column-properties style:column-width="10.249cm" style:use-optimal-column-width="false"/>
    </style:style>
    <style:style style:name="co2" style:family="table-column">
      <style:table-column-properties style:column-width="10.25cm" style:use-optimal-column-width="false"/>
    </style:style>
    <style:style style:name="ro1" style:family="table-row">
      <style:table-row-properties style:row-height="0.937cm"/>
    </style:style>
    <style:style style:name="ce1" style:family="table-cell">
      <style:graphic-properties style:repeat="repeat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color="#004586" fo:font-family="'DejaVu Serif'" style:font-family-generic="roman" style:font-pitch="variable" fo:font-size="32pt" style:font-size-asian="32pt" style:font-size-complex="32pt"/>
    </style:style>
    <style:style style:name="P4" style:family="paragraph">
      <style:paragraph-properties fo:margin-left="0.6cm" fo:margin-right="0cm" fo:text-indent="-0.6cm"/>
    </style:style>
    <style:style style:name="P5" style:family="paragraph">
      <style:paragraph-properties fo:margin-left="0cm" fo:margin-right="0cm" fo:text-indent="0cm"/>
      <style:text-properties fo:color="#004586" fo:font-family="'DejaVu Serif'" style:font-family-generic="roman" style:font-pitch="variable" fo:font-size="22pt" style:font-size-asian="22pt" style:font-size-complex="22pt"/>
    </style:style>
    <style:style style:name="P6" style:family="paragraph">
      <style:paragraph-properties fo:margin-left="0cm" fo:margin-right="0cm" fo:line-height="150%" fo:text-indent="0cm"/>
    </style:style>
    <style:style style:name="P7" style:family="paragraph">
      <style:paragraph-properties fo:margin-left="0cm" fo:margin-right="0cm" fo:line-height="150%" fo:text-indent="0cm"/>
      <style:text-properties fo:color="#4c4c4c" fo:font-family="'DejaVu Serif'" style:font-family-generic="roman" style:font-pitch="variable" fo:font-size="18pt" style:font-size-asian="18pt" style:font-size-complex="18pt"/>
    </style:style>
    <style:style style:name="P8" style:family="paragraph">
      <style:paragraph-properties fo:margin-left="0.6cm" fo:margin-right="0cm" fo:text-indent="-0.6cm"/>
      <style:text-properties fo:font-size="20pt"/>
    </style:style>
    <style:style style:name="T1" style:family="text">
      <style:text-properties fo:color="#628cc6" fo:font-family="'DejaVu Serif'" style:font-family-generic="roman" style:font-pitch="variable" fo:font-size="32pt" style:font-size-asian="32pt" style:font-size-complex="32pt"/>
    </style:style>
    <style:style style:name="T2" style:family="text">
      <style:text-properties fo:color="#628cc6" fo:font-family="'DejaVu Serif'" style:font-family-generic="roman" style:font-pitch="variable" fo:font-size="22pt" style:font-size-asian="22pt" style:font-size-complex="22pt"/>
    </style:style>
    <style:style style:name="T3" style:family="text">
      <style:text-properties fo:color="#4c4c4c" fo:font-family="'DejaVu Serif'" style:font-family-generic="roman" style:font-pitch="variable" fo:font-size="18pt" style:font-size-asian="18pt" style:font-size-complex="18pt"/>
    </style:style>
    <style:style style:name="T4" style:family="text">
      <style:text-properties fo:color="#4c4c4c" fo:font-family="'DejaVu Serif'" style:font-family-generic="roman" style:font-pitch="variable" fo:font-size="18pt" fo:font-weight="bold" style:font-size-asian="18pt" style:font-weight-asian="bold" style:font-size-complex="18pt" style:font-weight-complex="bold"/>
    </style:style>
    <style:style style:name="T5" style:family="text">
      <style:text-properties fo:color="#4c4c4c" fo:font-family="'DejaVu Serif'" style:font-family-generic="roman" style:font-pitch="variable" fo:font-size="18pt" fo:font-weight="normal" style:font-size-asian="18pt" style:font-weight-asian="normal" style:font-size-complex="18pt" style:font-weight-complex="normal"/>
    </style:style>
    <style:style style:name="T6" style:family="text">
      <style:text-properties fo:color="#4c4c4c" fo:font-family="'Courier New'" style:font-family-generic="modern" style:font-pitch="fixed" fo:font-size="18pt" fo:font-weight="normal" style:font-size-asian="18pt" style:font-weight-asian="normal" style:font-size-complex="18pt" style:font-weight-complex="normal"/>
    </style:style>
    <style:style style:name="T7" style:family="text">
      <style:text-properties fo:color="#4c4c4c" fo:font-family="'Courier New'" style:font-family-generic="modern" style:font-pitch="fixed" fo:font-size="18pt" style:font-size-asian="18pt" style:font-size-complex="18pt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color="#4c4c4c" fo:font-family="'DejaVu Serif'" style:font-family-generic="roman" style:font-pitch="variable" fo:font-size="18pt" fo:font-style="italic" style:font-size-asian="18pt" style:font-style-asian="italic" style:font-size-complex="18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emplate1" presentation:presentation-page-layout-name="AL1T0">
        <office:forms form:automatic-focus="false" form:apply-design-mode="false"/>
        <draw:rect draw:style-name="gr1" draw:text-style-name="P1" draw:layer="layout" svg:width="15.875cm" svg:height="2.54cm" svg:x="0.635cm" svg:y="13.335cm">
          <text:p/>
        </draw:rect>
        <draw:rect draw:style-name="gr2" draw:text-style-name="P1" draw:layer="layout" svg:width="26.67cm" svg:height="19.685cm" svg:x="0.635cm" svg:y="0.635cm">
          <text:p/>
        </draw:rect>
        <draw:frame draw:style-name="gr3" draw:text-style-name="P3" draw:layer="layout" svg:width="8.003cm" svg:height="1.568cm" svg:x="16.6cm" svg:y="13.832cm">
          <draw:text-box>
            <text:p text:style-name="P2"><text:span text:style-name="T1">Sérgio Lopes</text:span></text:p>
          </draw:text-box>
        </draw:frame>
        <draw:rect draw:style-name="gr1" draw:text-style-name="P1" draw:layer="layout" svg:width="2.54cm" svg:height="2.54cm" svg:x="24.765cm" svg:y="13.335cm">
          <text:p/>
        </draw:rect>
        <draw:frame presentation:style-name="pr1" draw:layer="layout" svg:width="25.199cm" svg:height="3.507cm" svg:x="1.4cm" svg:y="0.837cm" presentation:class="title">
          <draw:text-box>
            <text:p>Sintaxe da Linguagem</text:p>
          </draw:text-box>
        </draw:fram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2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template1">
        <office:forms form:automatic-focus="false" form:apply-design-mode="false"/>
        <draw:rect draw:style-name="gr2" draw:text-style-name="P1" draw:layer="layout" svg:width="26.67cm" svg:height="19.685cm" svg:x="0.635cm" svg:y="0.635cm">
          <text:p/>
        </draw:rect>
        <draw:rect draw:style-name="gr1" draw:text-style-name="P1" draw:layer="layout" svg:width="18.805cm" svg:height="1.905cm" svg:x="8.5cm" svg:y="14.605cm">
          <text:p/>
        </draw:rect>
        <draw:frame draw:style-name="gr3" draw:text-style-name="P5" draw:layer="layout" svg:width="4.634cm" svg:height="1.153cm" svg:x="3.446cm" svg:y="14.981cm">
          <draw:text-box>
            <text:p text:style-name="P2"><text:span text:style-name="T2">Objectivos</text:span></text:p>
          </draw:text-box>
        </draw:frame>
        <draw:rect draw:style-name="gr1" draw:text-style-name="P1" draw:layer="layout" svg:width="2.54cm" svg:height="1.905cm" svg:x="0.635cm" svg:y="14.605cm">
          <text:p/>
        </draw:rect>
        <draw:frame draw:style-name="gr5" draw:text-style-name="P7" draw:layer="layout" svg:width="24cm" svg:height="3.4cm" svg:x="2cm" svg:y="4.1cm">
          <draw:text-box>
            <text:list text:style-name="L1">
              <text:list-item>
                <text:p text:style-name="P6"><text:span text:style-name="T3"><text:s/></text:span><text:span text:style-name="T3">Identificar os elementos base da linguagem de programação Java</text:span></text:p>
              </text:list-item>
              <text:list-item>
                <text:p text:style-name="P6"><text:span text:style-name="T3"><text:s/></text:span><text:span text:style-name="T3">Usar correctamente a sintaxe da linguagem na resolução de problema.</text:span>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2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template1">
        <office:forms form:automatic-focus="false" form:apply-design-mode="false"/>
        <draw:rect draw:style-name="gr1" draw:text-style-name="P1" draw:layer="layout" svg:width="20.805cm" svg:height="1.905cm" svg:x="6.5cm" svg:y="1.905cm">
          <text:p/>
        </draw:rect>
        <draw:rect draw:style-name="gr2" draw:text-style-name="P1" draw:layer="layout" svg:width="26.67cm" svg:height="19.685cm" svg:x="0.635cm" svg:y="0.635cm">
          <text:p/>
        </draw:rect>
        <draw:frame draw:style-name="gr3" draw:text-style-name="P5" draw:layer="layout" svg:width="2.394cm" svg:height="1.153cm" svg:x="3.446cm" svg:y="2.281cm">
          <draw:text-box>
            <text:p text:style-name="P2"><text:span text:style-name="T2">Base</text:span></text:p>
          </draw:text-box>
        </draw:frame>
        <draw:rect draw:style-name="gr1" draw:text-style-name="P1" draw:layer="layout" svg:width="2.54cm" svg:height="1.905cm" svg:x="0.635cm" svg:y="1.905cm">
          <text:p/>
        </draw:rect>
        <draw:frame draw:style-name="gr5" draw:text-style-name="P7" draw:layer="layout" svg:width="23.048cm" svg:height="8.89cm" svg:x="3.027cm" svg:y="5.93cm">
          <draw:text-box>
            <text:p text:style-name="P6"><text:span text:style-name="T3">Sintaxe baseada em C.</text:span></text:p>
            <text:p text:style-name="P6"><text:span text:style-name="T3"/></text:p>
            <text:p text:style-name="P6"><text:span text:style-name="T3">Usa os mesmos delimitadores de blocos, terminadores de linha, estruturas de decisão e de repetição.</text:span></text:p>
            <text:p text:style-name="P6"><text:span text:style-name="T3"/></text:p>
            <text:p text:style-name="P6"><text:span text:style-name="T3">Acrescenta alguns elementos próprios.</text:span></text:p>
            <text:p text:style-name="P6"><text:span text:style-name="T3"/></text:p>
            <text:p text:style-name="P6"><text:span text:style-name="T3">Tipos de dados similares, pelo menos na numenclatura.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3" presentation:class="page"/>
          <draw:frame presentation:style-name="pr2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1" draw:master-page-name="template1">
        <office:forms form:automatic-focus="false" form:apply-design-mode="false"/>
        <draw:rect draw:style-name="gr1" draw:text-style-name="P1" draw:layer="layout" svg:width="16.51cm" svg:height="1.905cm" svg:x="10.795cm" svg:y="1.905cm">
          <text:p/>
        </draw:rect>
        <draw:rect draw:style-name="gr2" draw:text-style-name="P1" draw:layer="layout" svg:width="26.67cm" svg:height="19.685cm" svg:x="0.635cm" svg:y="0.635cm">
          <text:p/>
        </draw:rect>
        <draw:frame draw:style-name="gr3" draw:text-style-name="P5" draw:layer="layout" svg:width="7.305cm" svg:height="1.153cm" svg:x="3.446cm" svg:y="2.281cm">
          <draw:text-box>
            <text:p text:style-name="P2"><text:span text:style-name="T2">Blocos de Código</text:span></text:p>
          </draw:text-box>
        </draw:frame>
        <draw:rect draw:style-name="gr1" draw:text-style-name="P1" draw:layer="layout" svg:width="2.54cm" svg:height="1.905cm" svg:x="0.635cm" svg:y="1.905cm">
          <text:p/>
        </draw:rect>
        <draw:frame draw:style-name="gr5" draw:text-style-name="P7" draw:layer="layout" svg:width="22.5cm" svg:height="5.537cm" svg:x="2.5cm" svg:y="7cm">
          <draw:text-box>
            <text:p text:style-name="P6"><text:span text:style-name="T3">Todos os blocos de código são delimitados por chavetas, </text:span><text:span text:style-name="T4">{</text:span><text:span text:style-name="T3">, </text:span><text:span text:style-name="T4">}</text:span></text:p>
            <text:p text:style-name="P6"><text:span text:style-name="T3"/></text:p>
            <text:p text:style-name="P6"><text:span text:style-name="T3">Todas as instruções terminam com um ponto-e-vírgula, </text:span><text:span text:style-name="T4">;</text:span></text:p>
            <text:p text:style-name="P6"><text:span text:style-name="T3"/></text:p>
            <text:p text:style-name="P6"><text:span text:style-name="T3">Todo o código é feito dentro das chavetas da classe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4" presentation:class="page"/>
          <draw:frame presentation:style-name="pr2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1" draw:master-page-name="template1">
        <office:forms form:automatic-focus="false" form:apply-design-mode="false"/>
        <draw:rect draw:style-name="gr1" draw:text-style-name="P1" draw:layer="layout" svg:width="14.305cm" svg:height="1.905cm" svg:x="13cm" svg:y="1.905cm">
          <text:p/>
        </draw:rect>
        <draw:rect draw:style-name="gr2" draw:text-style-name="P1" draw:layer="layout" svg:width="26.67cm" svg:height="19.685cm" svg:x="0.635cm" svg:y="0.635cm">
          <text:p/>
        </draw:rect>
        <draw:frame draw:style-name="gr3" draw:text-style-name="P5" draw:layer="layout" svg:width="9.235cm" svg:height="1.153cm" svg:x="3.446cm" svg:y="2.281cm">
          <draw:text-box>
            <text:p text:style-name="P2"><text:span text:style-name="T2">Estruturas de Decisão</text:span></text:p>
          </draw:text-box>
        </draw:frame>
        <draw:rect draw:style-name="gr1" draw:text-style-name="P1" draw:layer="layout" svg:width="2.54cm" svg:height="1.905cm" svg:x="0.635cm" svg:y="1.905cm">
          <text:p/>
        </draw:rect>
        <draw:frame draw:style-name="gr5" draw:text-style-name="P7" draw:layer="layout" svg:width="18.415cm" svg:height="8.89cm" svg:x="5.682cm" svg:y="5.628cm">
          <draw:text-box>
            <text:p text:style-name="P6"><text:span text:style-name="T3">IF</text:span></text:p>
            <text:p text:style-name="P6"><text:span text:style-name="T3"/></text:p>
            <text:p text:style-name="P6"><text:span text:style-name="T3">IF... ELSE</text:span></text:p>
            <text:p text:style-name="P6"><text:span text:style-name="T3"/></text:p>
            <text:p text:style-name="P6"><text:span text:style-name="T3">SWITCH</text:span></text:p>
            <text:p text:style-name="P6"><text:span text:style-name="T3"/></text:p>
          </draw:text-box>
        </draw:frame>
        <presentation:notes draw:style-name="dp2">
          <draw:page-thumbnail draw:style-name="gr4" draw:layer="layout" svg:width="13.968cm" svg:height="10.476cm" svg:x="3.81cm" svg:y="2.123cm" draw:page-number="5" presentation:class="page"/>
          <draw:frame presentation:style-name="pr2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1" draw:master-page-name="template1">
        <office:forms form:automatic-focus="false" form:apply-design-mode="false"/>
        <draw:rect draw:style-name="gr1" draw:text-style-name="P1" draw:layer="layout" svg:width="13.305cm" svg:height="1.905cm" svg:x="14cm" svg:y="1.905cm">
          <text:p/>
        </draw:rect>
        <draw:rect draw:style-name="gr2" draw:text-style-name="P1" draw:layer="layout" svg:width="26.67cm" svg:height="19.685cm" svg:x="0.635cm" svg:y="0.635cm">
          <text:p/>
        </draw:rect>
        <draw:frame draw:style-name="gr3" draw:text-style-name="P5" draw:layer="layout" svg:width="10.065cm" svg:height="1.153cm" svg:x="3.446cm" svg:y="2.281cm">
          <draw:text-box>
            <text:p text:style-name="P2"><text:span text:style-name="T2">Estruturas de Repetição</text:span></text:p>
          </draw:text-box>
        </draw:frame>
        <draw:rect draw:style-name="gr1" draw:text-style-name="P1" draw:layer="layout" svg:width="2.54cm" svg:height="1.905cm" svg:x="0.635cm" svg:y="1.905cm">
          <text:p/>
        </draw:rect>
        <draw:frame draw:style-name="gr5" draw:text-style-name="P7" draw:layer="layout" svg:width="18.415cm" svg:height="8.89cm" svg:x="5.585cm" svg:y="6.11cm">
          <draw:text-box>
            <text:p text:style-name="P6"><text:span text:style-name="T3">FOR</text:span></text:p>
            <text:p text:style-name="P6"><text:span text:style-name="T3"/></text:p>
            <text:p text:style-name="P6"><text:span text:style-name="T3">WHILE</text:span></text:p>
            <text:p text:style-name="P6"><text:span text:style-name="T3"/></text:p>
            <text:p text:style-name="P6"><text:span text:style-name="T3">DO... WHILE</text:span></text:p>
            <text:p text:style-name="P6"><text:span text:style-name="T3"/></text:p>
            <text:p text:style-name="P6"><text:span text:style-name="T3">FOR (foreach)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6" presentation:class="page"/>
          <draw:frame presentation:style-name="pr2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1" draw:master-page-name="template1">
        <office:forms form:automatic-focus="false" form:apply-design-mode="false"/>
        <draw:rect draw:style-name="gr1" draw:text-style-name="P1" draw:layer="layout" svg:width="15.805cm" svg:height="1.905cm" svg:x="11.5cm" svg:y="1.905cm">
          <text:p/>
        </draw:rect>
        <draw:rect draw:style-name="gr2" draw:text-style-name="P1" draw:layer="layout" svg:width="26.67cm" svg:height="19.685cm" svg:x="0.635cm" svg:y="0.635cm">
          <text:p/>
        </draw:rect>
        <draw:frame draw:style-name="gr3" draw:text-style-name="P5" draw:layer="layout" svg:width="7.521cm" svg:height="1.153cm" svg:x="3.446cm" svg:y="2.281cm">
          <draw:text-box>
            <text:p text:style-name="P2"><text:span text:style-name="T2">Estrutura foreach</text:span></text:p>
          </draw:text-box>
        </draw:frame>
        <draw:rect draw:style-name="gr1" draw:text-style-name="P1" draw:layer="layout" svg:width="2.54cm" svg:height="1.905cm" svg:x="0.635cm" svg:y="1.905cm">
          <text:p/>
        </draw:rect>
        <draw:frame draw:style-name="gr5" draw:text-style-name="P7" draw:layer="layout" svg:width="18.415cm" svg:height="8.89cm" svg:x="6.051cm" svg:y="5.964cm">
          <draw:text-box>
            <text:p text:style-name="P6"><text:span text:style-name="T3">Modificação do </text:span><text:span text:style-name="T4">for</text:span><text:span text:style-name="T5"> que é usada em colecções de elementos do mesmo tipo.</text:span></text:p>
            <text:p text:style-name="P6"><text:span text:style-name="T5"/></text:p>
            <text:p text:style-name="P6"><text:span text:style-name="T6">for(&lt;variável&gt; : &lt;colecção&gt;) {</text:span></text:p>
            <text:p text:style-name="P6"><text:span text:style-name="T6">}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7" presentation:class="page"/>
          <draw:frame presentation:style-name="pr2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1" draw:master-page-name="template1">
        <office:forms form:automatic-focus="false" form:apply-design-mode="false"/>
        <draw:rect draw:style-name="gr1" draw:text-style-name="P1" draw:layer="layout" svg:width="18.305cm" svg:height="1.905cm" svg:x="9cm" svg:y="1.905cm">
          <text:p/>
        </draw:rect>
        <draw:rect draw:style-name="gr2" draw:text-style-name="P1" draw:layer="layout" svg:width="26.67cm" svg:height="19.685cm" svg:x="0.635cm" svg:y="0.635cm">
          <text:p/>
        </draw:rect>
        <draw:frame draw:style-name="gr3" draw:text-style-name="P5" draw:layer="layout" svg:width="5.121cm" svg:height="1.153cm" svg:x="3.446cm" svg:y="2.281cm">
          <draw:text-box>
            <text:p text:style-name="P2"><text:span text:style-name="T2">Operadores</text:span></text:p>
          </draw:text-box>
        </draw:frame>
        <draw:rect draw:style-name="gr1" draw:text-style-name="P1" draw:layer="layout" svg:width="2.54cm" svg:height="1.905cm" svg:x="0.635cm" svg:y="1.905cm">
          <text:p/>
        </draw:rect>
        <draw:frame draw:style-name="gr5" draw:text-style-name="P7" draw:layer="layout" svg:width="18.415cm" svg:height="8.89cm" svg:x="6cm" svg:y="6.61cm">
          <draw:text-box>
            <text:p text:style-name="P6"><text:span text:style-name="T3">Os mesmos que em C.</text:span></text:p>
            <text:p text:style-name="P6"><text:span text:style-name="T3"/></text:p>
            <text:p text:style-name="P6"><text:span text:style-name="T3">Os operadores boleanos são aceitam o tipo boolean</text:span></text:p>
            <text:p text:style-name="P6"><text:span text:style-name="T3"/></text:p>
            <text:p text:style-name="P6"><text:span text:style-name="T3">Operadores:</text:span></text:p>
            <text:p text:style-name="P6"><text:span text:style-name="T7">+, -, *, /, %, !=, ==, =, &amp;&amp;, ||, ~, !, ^, etc.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8" presentation:class="page"/>
          <draw:frame presentation:style-name="pr2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" draw:style-name="dp1" draw:master-page-name="template1">
        <office:forms form:automatic-focus="false" form:apply-design-mode="false"/>
        <draw:rect draw:style-name="gr1" draw:text-style-name="P1" draw:layer="layout" svg:width="16.51cm" svg:height="1.905cm" svg:x="10.795cm" svg:y="1.905cm">
          <text:p/>
        </draw:rect>
        <draw:rect draw:style-name="gr2" draw:text-style-name="P1" draw:layer="layout" svg:width="26.67cm" svg:height="19.685cm" svg:x="0.635cm" svg:y="0.635cm">
          <text:p/>
        </draw:rect>
        <draw:frame draw:style-name="gr3" draw:text-style-name="P5" draw:layer="layout" svg:width="6.526cm" svg:height="1.153cm" svg:x="3.446cm" svg:y="2.281cm">
          <draw:text-box>
            <text:p text:style-name="P2"><text:span text:style-name="T2">Tipos de Dados</text:span></text:p>
          </draw:text-box>
        </draw:frame>
        <draw:rect draw:style-name="gr1" draw:text-style-name="P1" draw:layer="layout" svg:width="2.54cm" svg:height="1.905cm" svg:x="0.635cm" svg:y="1.905cm">
          <text:p/>
        </draw:rect>
        <draw:frame draw:style-name="standard" draw:layer="layout" svg:width="20.498cm" svg:height="7.775cm" svg:x="4.076cm" svg:y="8.068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Tipo</text:p>
              </table:table-cell>
              <table:table-cell>
                <text:p text:style-name="P1">Descrição</text:p>
              </table:table-cell>
            </table:table-row>
            <table:table-row table:style-name="ro1" table:default-cell-style-name="ce1">
              <table:table-cell>
                <text:p>int</text:p>
              </table:table-cell>
              <table:table-cell>
                <text:p>Inteiros</text:p>
              </table:table-cell>
            </table:table-row>
            <table:table-row table:style-name="ro1" table:default-cell-style-name="ce1">
              <table:table-cell>
                <text:p>double</text:p>
              </table:table-cell>
              <table:table-cell>
                <text:p>Números com vírgula flutuante</text:p>
              </table:table-cell>
            </table:table-row>
            <table:table-row table:style-name="ro1" table:default-cell-style-name="ce1">
              <table:table-cell>
                <text:p>float</text:p>
              </table:table-cell>
              <table:table-cell>
                <text:p>Números com vírgula flutuante</text:p>
              </table:table-cell>
            </table:table-row>
            <table:table-row table:style-name="ro1" table:default-cell-style-name="ce1">
              <table:table-cell>
                <text:p>char</text:p>
              </table:table-cell>
              <table:table-cell>
                <text:p>Caracteres</text:p>
              </table:table-cell>
            </table:table-row>
            <table:table-row table:style-name="ro1" table:default-cell-style-name="ce1">
              <table:table-cell>
                <text:p>boolean</text:p>
              </table:table-cell>
              <table:table-cell>
                <text:p>Tipo <text:span text:style-name="T8">boleano</text:span></text:p>
              </table:table-cell>
            </table:table-row>
            <table:table-row table:style-name="ro1" table:default-cell-style-name="ce1">
              <table:table-cell>
                <text:p>long</text:p>
              </table:table-cell>
              <table:table-cell>
                <text:p>Inteiros grandes</text:p>
              </table:table-cell>
            </table:table-row>
            <table:table-row table:style-name="ro1" table:default-cell-style-name="ce1">
              <table:table-cell>
                <text:p>etc.</text:p>
              </table:table-cell>
              <table:table-cell>
                <text:p>etc.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4" draw:layer="layout" svg:width="13.968cm" svg:height="10.476cm" svg:x="3.81cm" svg:y="2.123cm" draw:page-number="9" presentation:class="page"/>
          <draw:frame presentation:style-name="pr2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template1">
        <office:forms form:automatic-focus="false" form:apply-design-mode="false"/>
        <draw:rect draw:style-name="gr2" draw:text-style-name="P1" draw:layer="layout" svg:width="26.67cm" svg:height="19.685cm" svg:x="0.635cm" svg:y="0.635cm">
          <text:p/>
        </draw:rect>
        <draw:rect draw:style-name="gr1" draw:text-style-name="P1" draw:layer="layout" svg:width="18.805cm" svg:height="1.905cm" svg:x="8.5cm" svg:y="14.605cm">
          <text:p/>
        </draw:rect>
        <draw:frame draw:style-name="gr3" draw:text-style-name="P5" draw:layer="layout" svg:width="4.566cm" svg:height="1.153cm" svg:x="3.446cm" svg:y="14.981cm">
          <draw:text-box>
            <text:p text:style-name="P2"><text:span text:style-name="T2">Exercícios</text:span></text:p>
          </draw:text-box>
        </draw:frame>
        <draw:rect draw:style-name="gr1" draw:text-style-name="P1" draw:layer="layout" svg:width="2.54cm" svg:height="1.905cm" svg:x="0.635cm" svg:y="14.605cm">
          <text:p/>
        </draw:rect>
        <presentation:notes draw:style-name="dp2">
          <draw:page-thumbnail draw:style-name="gr4" draw:layer="layout" svg:width="13.968cm" svg:height="10.476cm" svg:x="3.81cm" svg:y="2.123cm" draw:page-number="10" presentation:class="page"/>
          <draw:frame presentation:style-name="pr2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template1">
        <office:forms form:automatic-focus="false" form:apply-design-mode="false"/>
        <draw:rect draw:style-name="gr2" draw:text-style-name="P1" draw:layer="layout" svg:width="26.67cm" svg:height="19.685cm" svg:x="0.635cm" svg:y="0.635cm">
          <text:p/>
        </draw:rect>
        <draw:rect draw:style-name="gr1" draw:text-style-name="P1" draw:layer="layout" svg:width="18.805cm" svg:height="1.905cm" svg:x="8.5cm" svg:y="14.605cm">
          <text:p/>
        </draw:rect>
        <draw:frame draw:style-name="gr3" draw:text-style-name="P5" draw:layer="layout" svg:width="4.892cm" svg:height="1.153cm" svg:x="3.446cm" svg:y="14.981cm">
          <draw:text-box>
            <text:p text:style-name="P2"><text:span text:style-name="T2">Resumindo</text:span></text:p>
          </draw:text-box>
        </draw:frame>
        <draw:rect draw:style-name="gr1" draw:text-style-name="P1" draw:layer="layout" svg:width="2.54cm" svg:height="1.905cm" svg:x="0.635cm" svg:y="14.605cm">
          <text:p/>
        </draw:rect>
        <draw:frame draw:style-name="gr5" draw:text-style-name="P7" draw:layer="layout" svg:width="18.415cm" svg:height="8.89cm" svg:x="5.585cm" svg:y="3.5cm">
          <draw:text-box>
            <text:list text:style-name="L1">
              <text:list-item>
                <text:p text:style-name="P6"><text:span text:style-name="T3"><text:s/></text:span><text:span text:style-name="T3">Chavetas para delimitar blocos de código</text:span></text:p>
              </text:list-item>
              <text:list-item>
                <text:p text:style-name="P6"><text:span text:style-name="T3"><text:s/></text:span><text:span text:style-name="T3">Ponto-e-vírgula para terminar linhas</text:span></text:p>
              </text:list-item>
              <text:list-item>
                <text:p text:style-name="P6"><text:span text:style-name="T3"><text:s/></text:span><text:span text:style-name="T3">IF, IF... ELSE e SWITCH</text:span></text:p>
              </text:list-item>
              <text:list-item>
                <text:p text:style-name="P6"><text:span text:style-name="T3"><text:s/></text:span><text:span text:style-name="T3">WHILE, DO... WHILE, FOR e FOREACH</text:span></text:p>
              </text:list-item>
              <text:list-item>
                <text:p text:style-name="P6"><text:span text:style-name="T3"><text:s/></text:span><text:span text:style-name="T3">Método (função) </text:span><text:span text:style-name="T9">main</text:span></text:p>
              </text:list-item>
              <text:list-item>
                <text:p text:style-name="P6"><text:span text:style-name="T3"><text:s/></text:span><text:span text:style-name="T3">Operadores como os de C</text:span></text:p>
              </text:list-item>
              <text:list-item>
                <text:p text:style-name="P6"><text:span text:style-name="T3"><text:s/></text:span><text:span text:style-name="T3">Tipo novo: </text:span><text:span text:style-name="T9">boolean</text:span><text:span text:style-name="T3">.</text:span>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1" presentation:class="page"/>
          <draw:frame presentation:style-name="pr2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template1">
        <office:forms form:automatic-focus="false" form:apply-design-mode="false"/>
        <draw:rect draw:style-name="gr2" draw:text-style-name="P1" draw:layer="layout" svg:width="26.67cm" svg:height="19.685cm" svg:x="0.635cm" svg:y="0.635cm">
          <text:p/>
        </draw:rect>
        <draw:rect draw:style-name="gr1" draw:text-style-name="P1" draw:layer="layout" svg:width="18.805cm" svg:height="1.905cm" svg:x="8.5cm" svg:y="14.605cm">
          <text:p/>
        </draw:rect>
        <draw:frame draw:style-name="gr3" draw:text-style-name="P5" draw:layer="layout" svg:width="4.574cm" svg:height="1.153cm" svg:x="3.446cm" svg:y="14.981cm">
          <draw:text-box>
            <text:p text:style-name="P2"><text:span text:style-name="T2">Conclusão</text:span></text:p>
          </draw:text-box>
        </draw:frame>
        <draw:rect draw:style-name="gr1" draw:text-style-name="P1" draw:layer="layout" svg:width="2.54cm" svg:height="1.905cm" svg:x="0.635cm" svg:y="14.605cm">
          <text:p/>
        </draw:rect>
        <draw:frame draw:style-name="gr5" draw:text-style-name="P7" draw:layer="layout" svg:width="18.415cm" svg:height="8.89cm" svg:x="5.585cm" svg:y="4cm">
          <draw:text-box>
            <text:p text:style-name="P6"><text:span text:style-name="T3">Sintaxe muito semelhante à sintaxe do C, com as mesmas regras básicas, os mesmos operadores, e estruturas de controlo.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2" presentation:class="page"/>
          <draw:frame presentation:style-name="pr2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draw:stroke-dash draw:name="Dashed_20__28_var_29_" draw:display-name="Dashed (var)" draw:style="rect" draw:dots1="1" draw:dots1-length="197%" draw:distance="12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template1-background" style:family="presentation">
      <style:graphic-properties draw:stroke="none" draw:fill="none"/>
      <style:text-properties style:letter-kerning="true"/>
    </style:style>
    <style:style style:name="template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emplate1-notes" style:family="presentation">
      <style:graphic-properties draw:stroke="none" draw:fill="none">
        <text:list-style style:name="template1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template1-outline1" style:family="presentation">
      <style:graphic-properties draw:stroke="none" draw:fill="none">
        <text:list-style style:name="templat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emplate1-outline2" style:family="presentation" style:parent-style-name="template1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template1-outline3" style:family="presentation" style:parent-style-name="template1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template1-outline4" style:family="presentation" style:parent-style-name="template1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emplate1-outline5" style:family="presentation" style:parent-style-name="template1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emplate1-outline6" style:family="presentation" style:parent-style-name="template1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emplate1-outline7" style:family="presentation" style:parent-style-name="template1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emplate1-outline8" style:family="presentation" style:parent-style-name="template1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emplate1-outline9" style:family="presentation" style:parent-style-name="template1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template1-subtitle" style:family="presentation">
      <style:graphic-properties draw:stroke="none" draw:fill="none" draw:textarea-vertical-align="middle">
        <text:list-style style:name="template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emplate1-title" style:family="presentation">
      <style:graphic-properties draw:stroke="none" draw:fill="none" draw:textarea-vertical-align="middle">
        <text:list-style style:name="template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pr1" style:family="presentation" style:parent-style-name="template1-backgroundobjects">
      <style:graphic-properties draw:stroke="none" draw:fill="none" draw:fill-color="#ffffff" draw:auto-grow-height="false" fo:min-height="1.449cm"/>
    </style:style>
    <style:style style:name="Mpr2" style:family="presentation" style:parent-style-name="template1-backgroundobjects">
      <style:graphic-properties draw:stroke="none" draw:fill="none" draw:fill-color="#ffffff" draw:auto-grow-height="false" fo:min-height="1.397cm"/>
    </style:style>
    <style:style style:name="Mpr3" style:family="presentation" style:parent-style-name="template1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124cm" svg:height="1.07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124cm" svg:height="1.078cm" svg:x="15.815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124cm" svg:height="1.078cm" svg:x="0cm" svg:y="20.511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124cm" svg:height="1.078cm" svg:x="15.815cm" svg:y="20.511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857cm" svg:height="5.143cm" svg:x="1.561cm" svg:y="2.079cm" draw:page-number="1"/>
      <draw:page-thumbnail draw:layer="backgroundobjects" svg:width="6.857cm" svg:height="5.143cm" svg:x="1.561cm" svg:y="8.223cm"/>
      <draw:page-thumbnail draw:layer="backgroundobjects" svg:width="6.857cm" svg:height="5.143cm" svg:x="1.561cm" svg:y="14.367cm"/>
      <draw:page-thumbnail draw:layer="backgroundobjects" svg:width="6.857cm" svg:height="5.143cm" svg:x="10.541cm" svg:y="2.079cm"/>
      <draw:page-thumbnail draw:layer="backgroundobjects" svg:width="6.857cm" svg:height="5.143cm" svg:x="10.541cm" svg:y="8.223cm"/>
      <draw:page-thumbnail draw:layer="backgroundobjects" svg:width="6.857cm" svg:height="5.143cm" svg:x="10.541cm" svg:y="14.367cm"/>
      <draw:page-thumbnail draw:layer="backgroundobjects" svg:width="6.857cm" svg:height="5.143cm" svg:x="19.521cm" svg:y="2.079cm"/>
      <draw:page-thumbnail draw:layer="backgroundobjects" svg:width="6.857cm" svg:height="5.143cm" svg:x="19.521cm" svg:y="8.223cm"/>
      <draw:page-thumbnail draw:layer="backgroundobjects" svg:width="6.857cm" svg:height="5.143cm" svg:x="19.521cm" svg:y="14.367cm"/>
    </style:handout-master>
    <style:master-page style:name="template1" style:page-layout-name="PM1" draw:style-name="Mdp1">
      <draw:frame presentation:style-name="template1-title" draw:layer="backgroundobjects" svg:width="25.199cm" svg:height="3.506cm" svg:x="1.4cm" svg:y="0.837cm" presentation:class="title" presentation:placeholder="true">
        <draw:text-box/>
      </draw:frame>
      <draw:frame presentation:style-name="template1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template1-title" draw:layer="backgroundobjects" svg:width="13.968cm" svg:height="10.476cm" svg:x="3.81cm" svg:y="2.123cm" presentation:class="page"/>
        <draw:frame presentation:style-name="template1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Unix OpenOffice.org_project/320m18$Build-9502</meta:generator>
    <meta:creation-date>2010-09-14T15:10:33</meta:creation-date>
    <meta:editing-cycles>9</meta:editing-cycles>
    <meta:editing-duration>PT03H35M46S</meta:editing-duration>
    <meta:initial-creator>Sérgio Lopes </meta:initial-creator>
    <dc:date>2010-12-13T10:54:54</dc:date>
    <dc:creator>Sérgio Lopes </dc:creator>
    <meta:document-statistic meta:object-count="107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../../Library/Application%20Support/OpenOffice.org/3/user/template/CleanBlocks.otp"/>
  </office:meta>
</office:document-meta>
</file>